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version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Kcal/moil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/>
          <table:table-cell table:formula="of:=[.B6]*0.04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kcal/mol</text:p>
          </table:table-cell>
        </table:table-row>
        <table:table-row table:style-name="ro1">
          <table:table-cell/>
          <table:table-cell office:value-type="float" office:value="0.0056373" calcext:value-type="float">
            <text:p>0.0056373</text:p>
          </table:table-cell>
          <table:table-cell table:formula="of:=[.B10]/0.043" office:value-type="float" office:value="0.1311" calcext:value-type="float">
            <text:p>0.131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Graphite mass &gt;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2.26 g/cm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2.011 g/mo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vogadros 6.022E23 <text:s/>per mo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5:04:11.280534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2:20:52.845774888</meta:creation-date>
    <dc:date>2021-12-28T15:06:58.815920616</dc:date>
    <meta:editing-duration>PT18M58S</meta:editing-duration>
    <meta:editing-cycles>4</meta:editing-cycles>
    <meta:generator>LibreOffice/6.4.7.2$Linux_X86_64 LibreOffice_project/40$Build-2</meta:generator>
    <meta:document-statistic meta:table-count="1" meta:cell-count="12" meta:object-count="0"/>
  </office:meta>
</office:document-meta>
</file>